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aa6e" officeooo:paragraph-rsid="00156045"/>
    </style:style>
    <style:style style:name="P2" style:family="paragraph" style:parent-style-name="Standard">
      <style:text-properties officeooo:rsid="0015c3a7" officeooo:paragraph-rsid="0015c3a7"/>
    </style:style>
    <style:style style:name="T1" style:family="text">
      <style:text-properties officeooo:rsid="001426b2"/>
    </style:style>
    <style:style style:name="T2" style:family="text">
      <style:text-properties officeooo:rsid="0015e58b"/>
    </style:style>
    <style:style style:name="T3" style:family="text">
      <style:text-properties officeooo:rsid="001913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sistema de recepciones de ordenes para la reparación de celulares debe permitir la carga de una orden para un cliente, el cual se debe dar de alta en el sistema y debe tener requisitos mínimos como <text:s text:c="2"/>nombre, apellido, <text:span text:style-name="T1">dirección</text:span> y numero de celular. <text:s/>Estos datos deben estar presente en las ordenes que se le deben entregar al usuario. <text:span text:style-name="T1">También</text:span> en estas deben estar los datos de la empresa (<text:span text:style-name="T1">dirección</text:span>, tel, nombre,etc). Cada orden <text:span text:style-name="T1">debe contar con los datos del modelo de dispositivo, que pueden estar previamente cargado o sino debe darse de alta. Se debe poder agregar los daños y síntomas que se perciben o el cliente nos informa, se le debe pedir al cliente que informe si el dispositivo tiene alguna contraseña y debe quedar ingresada en el sistema, cada orden tiene una fecha de ingreso y una posible fecha de retiro estimativa por el técnico, al igual que el estado en el que se encuentra la reparación. El local puede tener mas de un técnico de los cuales se conocen los datos y debe registrarse en la orden el técnico que realizó la reparación. Se debe poder adjuntar imagenes de los equipos si fuera necesario.</text:span></text:p>
      <text:p text:style-name="P2">Los usuarios que debe permitir el sistema son un usuario administrador del sistema, un usuario el cual debe cargar las ordenes, un usuario técnico el cual pueda cargar las reparaciones realizadas <text:span text:style-name="T3">y un usuario gremio el cual solo podra ver el contenido web para este</text:span>.</text:p>
      <text:p text:style-name="P2">El sistema debe ser un <text:span text:style-name="T2">sistema </text:span>web donde se deben poder ingresar contenido para mostrar productos que se venden en el local <text:span text:style-name="T3">y repuestos que se le vendan al gremio el cual no debe poder verse por usuarios clasicos, solo para usuarios autenticados como gremialiastas para el sistema</text:span>, <text:span text:style-name="T2">permitir al cliente consultar por un diagnostico en tiempo real sobre un dispositivo dañado y en base a los precios de los repuestos almacenados que calcula un presupuesto.</text:span></text:p>
      <text:p text:style-name="P1"><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8:14:20.407890897</meta:creation-date>
    <dc:date>2020-06-03T19:44:23.461223410</dc:date>
    <meta:editing-duration>PT28M11S</meta:editing-duration>
    <meta:editing-cycles>2</meta:editing-cycles>
    <meta:generator>LibreOffice/6.0.7.3$Linux_X86_64 LibreOffice_project/00m0$Build-3</meta:generator>
    <meta:document-statistic meta:table-count="0" meta:image-count="0" meta:object-count="0" meta:page-count="1" meta:paragraph-count="4" meta:word-count="319" meta:character-count="1841" meta:non-whitespace-character-count="1521"/>
  </office:meta>
</office:document-meta>
</file>